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5.8319in" svg:y="0.0835in">
            <draw:object draw:notify-on-update-of-ranges="Sheet1.A1:Sheet1.A1 Sheet1.A2:Sheet1.A8 Sheet1.B1:Sheet1.B1 Sheet1.B2:Sheet1.B8 Sheet1.C1:Sheet1.C1 Sheet1.C2:Sheet1.C8 Sheet1.D1:Sheet1.D1 Sheet1.D2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5.9622in" svg:y="3.9634in">
            <draw:object draw:notify-on-update-of-ranges="Sheet1.A10:Sheet1.A11 Sheet1.A12:Sheet1.A15 Sheet1.B10:Sheet1.B11 Sheet1.B12:Sheet1.B15 Sheet1.C10:Sheet1.C11 Sheet1.C12:Sheet1.C15 Sheet1.D10:Sheet1.D11 Sheet1.D12:Sheet1.D15 Sheet1.E10:Sheet1.E11 Sheet1.E12:Sheet1.E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0.00275/4" office:value-type="float" office:value="0.0006875" calcext:value-type="float">
            <text:p>6.88E-004</text:p>
          </table:table-cell>
          <table:table-cell table:formula="of:=0.0109/4" office:value-type="float" office:value="0.002725" calcext:value-type="float">
            <text:p>0.002725</text:p>
          </table:table-cell>
          <table:table-cell table:formula="of:=0.0448/4" office:value-type="float" office:value="0.0112" calcext:value-type="float">
            <text:p>0.01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0.00891/18" office:value-type="float" office:value="0.000495" calcext:value-type="float">
            <text:p>4.95E-004</text:p>
          </table:table-cell>
          <table:table-cell table:formula="of:=1.22/626" office:value-type="float" office:value="0.00194888178913738" calcext:value-type="float">
            <text:p>0.0019488818</text:p>
          </table:table-cell>
          <table:table-cell table:formula="of:=7.89/1000" office:value-type="float" office:value="0.00789" calcext:value-type="float">
            <text:p>0.007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0157/4" office:value-type="float" office:value="0.0003925" calcext:value-type="float">
            <text:p>0.0003925</text:p>
          </table:table-cell>
          <table:table-cell table:formula="of:=0.00619/4" office:value-type="float" office:value="0.0015475" calcext:value-type="float">
            <text:p>0.0015475</text:p>
          </table:table-cell>
          <table:table-cell table:formula="of:=0.025/4" office:value-type="float" office:value="0.00625" calcext:value-type="float">
            <text:p>0.006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348/1000" office:value-type="float" office:value="0.000348" calcext:value-type="float">
            <text:p>0.000348</text:p>
          </table:table-cell>
          <table:table-cell table:formula="of:=1.34/1000" office:value-type="float" office:value="0.00134" calcext:value-type="float">
            <text:p>0.00134</text:p>
          </table:table-cell>
          <table:table-cell table:formula="of:=5.45/1000" office:value-type="float" office:value="0.00545" calcext:value-type="float">
            <text:p>0.005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299/1000" office:value-type="float" office:value="0.000299" calcext:value-type="float">
            <text:p>0.000299</text:p>
          </table:table-cell>
          <table:table-cell table:formula="of:=0.383/337" office:value-type="float" office:value="0.00113649851632047" calcext:value-type="float">
            <text:p>0.0011364985</text:p>
          </table:table-cell>
          <table:table-cell table:formula="of:=3.49/755" office:value-type="float" office:value="0.00462251655629139" calcext:value-type="float">
            <text:p>0.00462251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0368/8" office:value-type="float" office:value="0.00046" calcext:value-type="float">
            <text:p>0.00046</text:p>
          </table:table-cell>
          <table:table-cell table:formula="of:=0.999/1000" office:value-type="float" office:value="0.000999" calcext:value-type="float">
            <text:p>0.000999</text:p>
          </table:table-cell>
          <table:table-cell table:formula="of:=4.05/1000" office:value-type="float" office:value="0.00405" calcext:value-type="float">
            <text:p>0.004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0104/4" office:value-type="float" office:value="0.00026" calcext:value-type="float">
            <text:p>0.00026</text:p>
          </table:table-cell>
          <table:table-cell table:formula="of:=0.0038/4" office:value-type="float" office:value="0.00095" calcext:value-type="float">
            <text:p>0.00095</text:p>
          </table:table-cell>
          <table:table-cell table:formula="of:=0.0162/4" office:value-type="float" office:value="0.00405" calcext:value-type="float">
            <text:p>0.004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table:style-name="ce3" office:value-type="string" calcext:value-type="string">
            <text:p>dense</text:p>
          </table:table-cell>
          <table:table-cell table:number-columns-repeated="2" table:style-name="ce3" office:value-type="string" calcext:value-type="string">
            <text:p>sparse</text:p>
          </table:table-cell>
        </table:table-row>
        <table:table-row table:style-name="ro1">
          <table:table-cell/>
          <table:table-cell table:style-name="ce1" office:value-type="string" calcext:value-type="string">
            <text:p>comm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comm</text:p>
          </table:table-cell>
          <table:table-cell table:style-name="ce1" office:value-type="string" calcext:value-type="string">
            <text:p>comp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8" calcext:value-type="float">
            <text:p>0.018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7" calcext:value-type="float">
            <text:p>0.017</text:p>
          </table:table-cell>
          <table:table-cell office:value-type="float" office:value="1.149" calcext:value-type="float">
            <text:p>1.149</text:p>
          </table:table-cell>
          <table:table-cell office:value-type="float" office:value="0.389" calcext:value-type="float">
            <text:p>0.389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66" calcext:value-type="float">
            <text:p>0.066</text:p>
          </table:table-cell>
          <table:table-cell office:value-type="float" office:value="21.891" calcext:value-type="float">
            <text:p>21.891</text:p>
          </table:table-cell>
          <table:table-cell office:value-type="float" office:value="3.735" calcext:value-type="float">
            <text:p>3.73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93" calcext:value-type="float">
            <text:p>0.293</text:p>
          </table:table-cell>
          <table:table-cell office:value-type="float" office:value="310.165" calcext:value-type="float">
            <text:p>310.165</text:p>
          </table:table-cell>
          <table:table-cell office:value-type="float" office:value="0.402" calcext:value-type="float">
            <text:p>0.402</text:p>
          </table:table-cell>
          <table:table-cell office:value-type="float" office:value="284.214" calcext:value-type="float">
            <text:p>284.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3:26:57.286321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isa </meta:initial-creator>
    <meta:creation-date>2016-03-28T17:05:55.992632604</meta:creation-date>
    <dc:date>2016-03-29T00:01:26.496822855</dc:date>
    <dc:creator>viktorisa </dc:creator>
    <meta:editing-duration>PT14M5S</meta:editing-duration>
    <meta:editing-cycles>5</meta:editing-cycles>
    <meta:generator>LibreOffice/4.2.8.2$Linux_X86_64 LibreOffice_project/420m0$Build-2</meta:generator>
    <meta:document-statistic meta:table-count="1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13cm" svg:y="3.706cm" style:legend-expansion="high" chart:style-name="ch2"/>
        <chart:plot-area chart:style-name="ch3" table:cell-range-address="Sheet1.A1:Sheet1.D8" chart:data-source-has-labels="both" svg:x="0.319cm" svg:y="0.18cm" svg:width="13.275cm" svg:height="8.646cm">
          <chartooo:coordinate-region svg:x="1.417cm" svg:y="0.379cm" svg:width="12.084cm" svg:height="7.8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line">
            <chart:data-point chart:repeated="7"/>
          </chart:series>
          <chart:series chart:style-name="ch7" chart:values-cell-range-address="Sheet1.C2:Sheet1.C8" chart:label-cell-address="Sheet1.C1:Sheet1.C1" chart:class="chart:line">
            <chart:data-point chart:repeated="7"/>
          </chart:series>
          <chart:series chart:style-name="ch8" chart:values-cell-range-address="Sheet1.D2:Sheet1.D8" chart:label-cell-address="Sheet1.D1:Sheet1.D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B1:Sheet1.B1</svg:desc>
                </draw:g>
              </table:table-cell>
              <table:table-cell office:value-type="string">
                <text:p>1024</text:p>
                <draw:g>
                  <svg:desc>Sheet1.C1:Sheet1.C1</svg:desc>
                </draw:g>
              </table:table-cell>
              <table:table-cell office:value-type="string">
                <text:p>2048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8</svg:desc>
                </draw:g>
              </table:table-cell>
              <table:table-cell office:value-type="float" office:value="0.0006875">
                <text:p>0.0006875</text:p>
                <draw:g>
                  <svg:desc>Sheet1.B2:Sheet1.B8</svg:desc>
                </draw:g>
              </table:table-cell>
              <table:table-cell office:value-type="float" office:value="0.002725">
                <text:p>0.002725</text:p>
                <draw:g>
                  <svg:desc>Sheet1.C2:Sheet1.C8</svg:desc>
                </draw:g>
              </table:table-cell>
              <table:table-cell office:value-type="float" office:value="0.0112">
                <text:p>0.0112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495">
                <text:p>0.000495</text:p>
              </table:table-cell>
              <table:table-cell office:value-type="float" office:value="0.00194888178913738">
                <text:p>0.00194888178913738</text:p>
              </table:table-cell>
              <table:table-cell office:value-type="float" office:value="0.00789">
                <text:p>0.007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3925">
                <text:p>0.0003925</text:p>
              </table:table-cell>
              <table:table-cell office:value-type="float" office:value="0.0015475">
                <text:p>0.001547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348">
                <text:p>0.000348</text:p>
              </table:table-cell>
              <table:table-cell office:value-type="float" office:value="0.00134">
                <text:p>0.00134</text:p>
              </table:table-cell>
              <table:table-cell office:value-type="float" office:value="0.00545">
                <text:p>0.005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99">
                <text:p>0.000299</text:p>
              </table:table-cell>
              <table:table-cell office:value-type="float" office:value="0.00113649851632047">
                <text:p>0.00113649851632047</text:p>
              </table:table-cell>
              <table:table-cell office:value-type="float" office:value="0.00462251655629139">
                <text:p>0.004622516556291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46">
                <text:p>0.00046</text:p>
              </table:table-cell>
              <table:table-cell office:value-type="float" office:value="0.000999">
                <text:p>0.000999</text:p>
              </table:table-cell>
              <table:table-cell office:value-type="float" office:value="0.00405">
                <text:p>0.004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26">
                <text:p>0.00026</text:p>
              </table:table-cell>
              <table:table-cell office:value-type="float" office:value="0.00095">
                <text:p>0.00095</text:p>
              </table:table-cell>
              <table:table-cell office:value-type="float" office:value="0.00405">
                <text:p>0.00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64cm" svg:y="3.456cm" style:legend-expansion="high" chart:style-name="ch2"/>
        <chart:plot-area chart:style-name="ch3" table:cell-range-address="Sheet1.A10:Sheet1.E15" chart:data-source-has-labels="both" svg:x="0.319cm" svg:y="0.18cm" svg:width="11.926cm" svg:height="8.645cm">
          <chartooo:coordinate-region svg:x="1.126cm" svg:y="0.379cm" svg:width="10.747cm" svg:height="7.799cm"/>
          <chart:axis chart:dimension="x" chart:name="primary-x" chart:style-name="ch4" chartooo:axis-type="auto">
            <chartooo:date-scale/>
            <chart:categories table:cell-range-address="Sheet1.A1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15" chart:label-cell-address="Sheet1.B10:Sheet1.B11" chart:class="chart:line">
            <chart:data-point chart:repeated="4"/>
          </chart:series>
          <chart:series chart:style-name="ch7" chart:values-cell-range-address="Sheet1.C12:Sheet1.C15" chart:label-cell-address="Sheet1.C10:Sheet1.C11" chart:class="chart:line">
            <chart:data-point chart:repeated="4"/>
          </chart:series>
          <chart:series chart:style-name="ch8" chart:values-cell-range-address="Sheet1.D12:Sheet1.D15" chart:label-cell-address="Sheet1.D10:Sheet1.D11" chart:class="chart:line">
            <chart:data-point chart:repeated="4"/>
          </chart:series>
          <chart:series chart:style-name="ch9" chart:values-cell-range-address="Sheet1.E12:Sheet1.E15" chart:label-cell-address="Sheet1.E10:Sheet1.E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e comm</text:p>
                <text:list>
                  <text:list-item>
                    <text:p>dense</text:p>
                  </text:list-item>
                  <text:list-item>
                    <text:p>comm</text:p>
                  </text:list-item>
                </text:list>
                <draw:g>
                  <svg:desc>Sheet1.B10:Sheet1.B11</svg:desc>
                </draw:g>
              </table:table-cell>
              <table:table-cell office:value-type="string">
                <text:p>dense comp</text:p>
                <text:list>
                  <text:list-item>
                    <text:p>dense</text:p>
                  </text:list-item>
                  <text:list-item>
                    <text:p>comp</text:p>
                  </text:list-item>
                </text:list>
                <draw:g>
                  <svg:desc>Sheet1.C10:Sheet1.C11</svg:desc>
                </draw:g>
              </table:table-cell>
              <table:table-cell office:value-type="string">
                <text:p>sparse comm</text:p>
                <text:list>
                  <text:list-item>
                    <text:p>sparse</text:p>
                  </text:list-item>
                  <text:list-item>
                    <text:p>comm</text:p>
                  </text:list-item>
                </text:list>
                <draw:g>
                  <svg:desc>Sheet1.D10:Sheet1.D11</svg:desc>
                </draw:g>
              </table:table-cell>
              <table:table-cell office:value-type="string">
                <text:p>sparse comp</text:p>
                <text:list>
                  <text:list-item>
                    <text:p>sparse</text:p>
                  </text:list-item>
                  <text:list-item>
                    <text:p>comp</text:p>
                  </text:list-item>
                </text:list>
                <draw:g>
                  <svg:desc>Sheet1.E10:Sheet1.E1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2:Sheet1.A15</svg:desc>
                </draw:g>
              </table:table-cell>
              <table:table-cell office:value-type="float" office:value="0.005">
                <text:p>0.005</text:p>
                <draw:g>
                  <svg:desc>Sheet1.B12:Sheet1.B15</svg:desc>
                </draw:g>
              </table:table-cell>
              <table:table-cell office:value-type="float" office:value="0.136">
                <text:p>0.136</text:p>
                <draw:g>
                  <svg:desc>Sheet1.C12:Sheet1.C15</svg:desc>
                </draw:g>
              </table:table-cell>
              <table:table-cell office:value-type="float" office:value="0.018">
                <text:p>0.018</text:p>
                <draw:g>
                  <svg:desc>Sheet1.D12:Sheet1.D15</svg:desc>
                </draw:g>
              </table:table-cell>
              <table:table-cell office:value-type="float" office:value="0.235">
                <text:p>0.235</text:p>
                <draw:g>
                  <svg:desc>Sheet1.E12:Sheet1.E15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7">
                <text:p>0.017</text:p>
              </table:table-cell>
              <table:table-cell office:value-type="float" office:value="1.149">
                <text:p>1.149</text:p>
              </table:table-cell>
              <table:table-cell office:value-type="float" office:value="0.389">
                <text:p>0.389</text:p>
              </table:table-cell>
              <table:table-cell office:value-type="float" office:value="1.535">
                <text:p>1.5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66">
                <text:p>0.066</text:p>
              </table:table-cell>
              <table:table-cell office:value-type="float" office:value="21.891">
                <text:p>21.891</text:p>
              </table:table-cell>
              <table:table-cell office:value-type="float" office:value="3.735">
                <text:p>3.73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293">
                <text:p>0.293</text:p>
              </table:table-cell>
              <table:table-cell office:value-type="float" office:value="310.165">
                <text:p>310.165</text:p>
              </table:table-cell>
              <table:table-cell office:value-type="float" office:value="0.402">
                <text:p>0.402</text:p>
              </table:table-cell>
              <table:table-cell office:value-type="float" office:value="284.214">
                <text:p>284.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